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Abyssinica SIL" svg:font-family="'Abyssinica SIL'" style:font-pitch="variable"/>
    <style:font-face style:name="Arial Black" svg:font-family="'Arial Black'" style:font-pitch="variable"/>
    <style:font-face style:name="Loma" svg:font-family="Loma" style:font-pitch="variable"/>
    <style:font-face style:name="Century Schoolbook L" svg:font-family="'Century Schoolbook L'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442194" style:font-name="Arial Black" fo:font-size="18pt" fo:font-weight="normal" officeooo:rsid="001f01e3" officeooo:paragraph-rsid="001f01e3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style:font-name="Arial Black" fo:font-size="18pt" fo:font-weight="normal" officeooo:rsid="001f01e3" officeooo:paragraph-rsid="001f01e3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cc0000" style:font-name="DejaVu Serif" fo:font-size="18pt" style:text-underline-style="solid" style:text-underline-width="auto" style:text-underline-color="font-color" fo:font-weight="bold" officeooo:rsid="001f01e3" officeooo:paragraph-rsid="001f01e3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c0000" style:font-name="DejaVu Serif" fo:font-size="15pt" style:text-underline-style="solid" style:text-underline-width="auto" style:text-underline-color="font-color" fo:font-weight="bold" officeooo:rsid="001f01e3" officeooo:paragraph-rsid="001f01e3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c0000" style:font-name="DejaVu Serif" fo:font-size="15pt" style:text-underline-style="solid" style:text-underline-width="auto" style:text-underline-color="font-color" fo:font-weight="bold" officeooo:rsid="00273a46" officeooo:paragraph-rsid="00292f27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c0000" style:font-name="DejaVu Serif" fo:font-size="15pt" style:text-underline-style="solid" style:text-underline-width="auto" style:text-underline-color="font-color" fo:font-weight="bold" officeooo:rsid="00298c5d" officeooo:paragraph-rsid="00298c5d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c0000" style:font-name="DejaVu Serif" fo:font-size="15pt" style:text-underline-style="solid" style:text-underline-width="auto" style:text-underline-color="font-color" fo:font-weight="bold" officeooo:rsid="0029bb25" officeooo:paragraph-rsid="0029bb25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c0000" style:font-name="DejaVu Serif" fo:font-size="15pt" style:text-underline-style="solid" style:text-underline-width="auto" style:text-underline-color="font-color" fo:font-weight="bold" officeooo:rsid="002ad0f5" officeooo:paragraph-rsid="002ad0f5" style:font-size-asian="15pt" style:font-weight-asian="bold" style:font-size-complex="15pt" style:font-weight-complex="bold"/>
    </style:style>
    <style:style style:name="T1" style:family="text">
      <style:text-properties fo:color="#000000" style:text-underline-style="none"/>
    </style:style>
    <style:style style:name="T2" style:family="text">
      <style:text-properties fo:color="#000000" style:text-underline-style="none" fo:font-weight="normal" style:font-weight-asian="normal" style:font-weight-complex="normal"/>
    </style:style>
    <style:style style:name="T3" style:family="text">
      <style:text-properties fo:color="#000000" style:text-underline-style="none" fo:font-weight="normal" officeooo:rsid="00287ed7" style:font-weight-asian="normal" style:font-weight-complex="normal"/>
    </style:style>
    <style:style style:name="T4" style:family="text">
      <style:text-properties fo:color="#000000" style:text-underline-style="none" fo:font-weight="normal" officeooo:rsid="00292f27" style:font-weight-asian="normal" style:font-weight-complex="normal"/>
    </style:style>
    <style:style style:name="T5" style:family="text">
      <style:text-properties fo:color="#000000" style:text-underline-style="none" officeooo:rsid="00254d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stème de compte-rendu de rapports prévisionnels d’activité et de frais mensuels</text:p>
      <text:p text:style-name="P2"/>
      <text:p text:style-name="P2"/>
      <text:p text:style-name="P3">Définition du besoin :</text:p>
      <text:p text:style-name="P3"><text:span text:style-name="T2"/></text:p>
      <text:p text:style-name="P4"><text:span text:style-name="T2">L’objectif de l’application est de fournir un système de</text:span><text:span text:style-name="T1"> </text:span><text:span text:style-name="T5">rapport</text:span><text:span text:style-name="T2"> d’activité et de frais.</text:span></text:p>
      <text:p text:style-name="P4"><text:span text:style-name="T2"/></text:p>
      <text:p text:style-name="P5"><text:span text:style-name="T2">Actuellement, les employés saisissent, dans un tableur, les rapports. </text:span></text:p>
      <text:p text:style-name="P5"><text:span text:style-name="T2">Ces rapports sont envoyés par mail à chaque début de mois </text:span><text:span text:style-name="T4">à la secrétaire.</text:span></text:p>
      <text:p text:style-name="P5"><text:span text:style-name="T3">La secrétaire relance par email les employés n’ayant pas fourni </text:span><text:span text:style-name="T4">l</text:span><text:span text:style-name="T3">e</text:span><text:span text:style-name="T4">urs</text:span><text:span text:style-name="T3"> rapports.</text:span></text:p>
      <text:p text:style-name="P6"><text:span text:style-name="T3">L</text:span><text:span text:style-name="T2">a secrétaire fait ensuite une synthèse.</text:span></text:p>
      <text:p text:style-name="P7"><text:span text:style-name="T2">La synthèse est consultable.</text:span></text:p>
      <text:p text:style-name="P7"><text:span text:style-name="T2"/></text:p>
      <text:p text:style-name="P8"><text:span text:style-name="T2">Le but est donc de créer une application permettant de fournir <text:s/>et consulter des rapports, de synthétiser les rapports.</text:span></text:p>
      <text:p text:style-name="P8"><text:span text:style-name="T2"/></text:p>
      <text:p text:style-name="P8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pitch="fixed"/>
    <style:font-face style:name="Abyssinica SIL" svg:font-family="'Abyssinica SIL'" style:font-pitch="variable"/>
    <style:font-face style:name="Arial Black" svg:font-family="'Arial Black'" style:font-pitch="variable"/>
    <style:font-face style:name="Loma" svg:font-family="Loma" style:font-pitch="variable"/>
    <style:font-face style:name="Century Schoolbook L" svg:font-family="'Century Schoolbook L'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17:22:49.486532258</meta:creation-date>
    <dc:date>2017-04-13T20:15:50.375797465</dc:date>
    <meta:editing-duration>PT2H42M45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93" meta:character-count="601" meta:non-whitespace-character-count="515"/>
  </office:meta>
</office:document-meta>
</file>